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118in"/>
    </style:style>
    <style:style style:name="co2" style:family="table-column">
      <style:table-column-properties fo:break-before="auto" style:column-width="0.9146in"/>
    </style:style>
    <style:style style:name="co3" style:family="table-column">
      <style:table-column-properties fo:break-before="auto" style:column-width="0.6252in"/>
    </style:style>
    <style:style style:name="co4" style:family="table-column">
      <style:table-column-properties fo:break-before="auto" style:column-width="1.0752in"/>
    </style:style>
    <style:style style:name="co5" style:family="table-column">
      <style:table-column-properties fo:break-before="auto" style:column-width="1.0646in"/>
    </style:style>
    <style:style style:name="co6" style:family="table-column">
      <style:table-column-properties fo:break-before="auto" style:column-width="0.731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3429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4398in"/>
    </style:style>
    <style:style style:name="co11" style:family="table-column">
      <style:table-column-properties fo:break-before="auto" style:column-width="1.4291in"/>
    </style:style>
    <style:style style:name="co12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end" fo:margin-left="0in"/>
    </style:style>
    <style:style style:name="ce4" style:family="table-cell" style:parent-style-name="Default">
      <style:table-cell-properties fo:border="0.74pt solid #000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erged_sorting_results" table:style-name="ta1">
        <table:shapes>
          <draw:frame draw:z-index="0" draw:style-name="gr1" draw:text-style-name="P1" svg:width="6.2988in" svg:height="3.5429in" svg:x="8.4315in" svg:y="3.0224in">
            <draw:object draw:notify-on-update-of-ranges="merged_sorting_results.I5:merged_sorting_results.I14 merged_sorting_results.M5:merged_sorting_results.M1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Array Length: 2^12 = 409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024" calcext:value-type="float">
            <text:p>102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2"/>
          <table:table-cell table:style-name="ce2" office:value-type="string" calcext:value-type="string">
            <text:p>N. Threads (base 2)</text:p>
          </table:table-cell>
          <table:table-cell table:style-name="ce2" office:value-type="string" calcext:value-type="string">
            <text:p>N. Threads</text:p>
          </table:table-cell>
          <table:table-cell table:style-name="ce2" office:value-type="string" calcext:value-type="string">
            <text:p>Mean time GPU (ms)</text:p>
          </table:table-cell>
          <table:table-cell table:style-name="ce2" office:value-type="string" calcext:value-type="string">
            <text:p>Mean time CPU (ms)</text:p>
          </table:table-cell>
          <table:table-cell table:style-name="ce2" office:value-type="string" calcext:value-type="string">
            <text:p>Speedup</text:p>
          </table:table-cell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4096" calcext:value-type="float">
            <text:p>4096</text:p>
          </table:table-cell>
          <table:table-cell office:value-type="float" office:value="0" calcext:value-type="float">
            <text:p>0</text:p>
          </table:table-cell>
          <table:table-cell office:value-type="float" office:value="11.5958" calcext:value-type="float">
            <text:p>11.5958</text:p>
          </table:table-cell>
          <table:table-cell office:value-type="float" office:value="3.88463" calcext:value-type="float">
            <text:p>3.88463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5]; 2)" office:value-type="string" office:string-value="2^10" calcext:value-type="string">
            <text:p>2^10</text:p>
          </table:table-cell>
          <table:table-cell table:style-name="ce4" table:formula="of:=OFFSET([.$B$2]; (ROW() - 5) * 11; 0)" office:value-type="float" office:value="1024" calcext:value-type="float">
            <text:p>1024</text:p>
          </table:table-cell>
          <table:table-cell table:style-name="ce4" table:formula="of:=AVERAGE(OFFSET([.$D$5]; (ROW() - 5) * 11; 0; 5; 1))" office:value-type="float" office:value="2.4268784" calcext:value-type="float">
            <text:p>2.4268784</text:p>
          </table:table-cell>
          <table:table-cell table:style-name="ce4" table:formula="of:=AVERAGE(OFFSET([.$E$5]; (ROW() - 5) * 11; 0; 5; 1))" office:value-type="float" office:value="3.85091" calcext:value-type="float">
            <text:p>3.85091</text:p>
          </table:table-cell>
          <table:table-cell table:style-name="ce4" table:formula="of:=[.L5]/[.K5]" office:value-type="float" office:value="1.58677501105947" calcext:value-type="float">
            <text:p>1.58677501105947</text:p>
          </table:table-cell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4096" calcext:value-type="float">
            <text:p>4096</text:p>
          </table:table-cell>
          <table:table-cell office:value-type="float" office:value="1" calcext:value-type="float">
            <text:p>1</text:p>
          </table:table-cell>
          <table:table-cell office:value-type="float" office:value="0.11568" calcext:value-type="float">
            <text:p>0.11568</text:p>
          </table:table-cell>
          <table:table-cell office:value-type="float" office:value="3.05216" calcext:value-type="float">
            <text:p>3.05216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6]; 2)" office:value-type="string" office:string-value="2^12" calcext:value-type="string">
            <text:p>2^12</text:p>
          </table:table-cell>
          <table:table-cell table:style-name="ce4" table:formula="of:=OFFSET([.$B$2]; (ROW() - 5) * 11; 0)" office:value-type="float" office:value="4096" calcext:value-type="float">
            <text:p>4096</text:p>
          </table:table-cell>
          <table:table-cell table:style-name="ce4" table:formula="of:=AVERAGE(OFFSET([.$D$5]; (ROW() - 5) * 11; 0; 5; 1))" office:value-type="float" office:value="0.481844" calcext:value-type="float">
            <text:p>0.481844</text:p>
          </table:table-cell>
          <table:table-cell table:style-name="ce4" table:formula="of:=AVERAGE(OFFSET([.$E$5]; (ROW() - 5) * 11; 0; 5; 1))" office:value-type="float" office:value="13.5771" calcext:value-type="float">
            <text:p>13.5771</text:p>
          </table:table-cell>
          <table:table-cell table:style-name="ce4" table:formula="of:=[.L6]/[.K6]" office:value-type="float" office:value="28.1773769103693" calcext:value-type="float">
            <text:p>28.1773769103693</text:p>
          </table:table-cell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4096" calcext:value-type="float">
            <text:p>4096</text:p>
          </table:table-cell>
          <table:table-cell office:value-type="float" office:value="2" calcext:value-type="float">
            <text:p>2</text:p>
          </table:table-cell>
          <table:table-cell office:value-type="float" office:value="0.120832" calcext:value-type="float">
            <text:p>0.120832</text:p>
          </table:table-cell>
          <table:table-cell office:value-type="float" office:value="5.17663" calcext:value-type="float">
            <text:p>5.17663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7]; 2)" office:value-type="string" office:string-value="2^14" calcext:value-type="string">
            <text:p>2^14</text:p>
          </table:table-cell>
          <table:table-cell table:style-name="ce4" table:formula="of:=OFFSET([.$B$2]; (ROW() - 5) * 11; 0)" office:value-type="float" office:value="16384" calcext:value-type="float">
            <text:p>16384</text:p>
          </table:table-cell>
          <table:table-cell table:style-name="ce4" table:formula="of:=AVERAGE(OFFSET([.$D$5]; (ROW() - 5) * 11; 0; 5; 1))" office:value-type="float" office:value="0.6355784" calcext:value-type="float">
            <text:p>0.6355784</text:p>
          </table:table-cell>
          <table:table-cell table:style-name="ce4" table:formula="of:=AVERAGE(OFFSET([.$E$5]; (ROW() - 5) * 11; 0; 5; 1))" office:value-type="float" office:value="58.48856" calcext:value-type="float">
            <text:p>58.48856</text:p>
          </table:table-cell>
          <table:table-cell table:style-name="ce4" table:formula="of:=[.L7]/[.K7]" office:value-type="float" office:value="92.0241468243729" calcext:value-type="float">
            <text:p>92.0241468243729</text:p>
          </table:table-cell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4096" calcext:value-type="float">
            <text:p>4096</text:p>
          </table:table-cell>
          <table:table-cell office:value-type="float" office:value="3" calcext:value-type="float">
            <text:p>3</text:p>
          </table:table-cell>
          <table:table-cell office:value-type="float" office:value="0.192512" calcext:value-type="float">
            <text:p>0.192512</text:p>
          </table:table-cell>
          <table:table-cell office:value-type="float" office:value="3.7992" calcext:value-type="float">
            <text:p>3.7992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8]; 2)" office:value-type="string" office:string-value="2^16" calcext:value-type="string">
            <text:p>2^16</text:p>
          </table:table-cell>
          <table:table-cell table:style-name="ce4" table:formula="of:=OFFSET([.$B$2]; (ROW() - 5) * 11; 0)" office:value-type="float" office:value="65536" calcext:value-type="float">
            <text:p>65536</text:p>
          </table:table-cell>
          <table:table-cell table:style-name="ce4" table:formula="of:=AVERAGE(OFFSET([.$D$5]; (ROW() - 5) * 11; 0; 5; 1))" office:value-type="float" office:value="0.9047816" calcext:value-type="float">
            <text:p>0.9047816</text:p>
          </table:table-cell>
          <table:table-cell table:style-name="ce4" table:formula="of:=AVERAGE(OFFSET([.$E$5]; (ROW() - 5) * 11; 0; 5; 1))" office:value-type="float" office:value="303.7992" calcext:value-type="float">
            <text:p>303.7992</text:p>
          </table:table-cell>
          <table:table-cell table:style-name="ce4" table:formula="of:=[.L8]/[.K8]" office:value-type="float" office:value="335.770753958745" calcext:value-type="float">
            <text:p>335.770753958745</text:p>
          </table:table-cell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4096" calcext:value-type="float">
            <text:p>4096</text:p>
          </table:table-cell>
          <table:table-cell office:value-type="float" office:value="4" calcext:value-type="float">
            <text:p>4</text:p>
          </table:table-cell>
          <table:table-cell office:value-type="float" office:value="0.109568" calcext:value-type="float">
            <text:p>0.109568</text:p>
          </table:table-cell>
          <table:table-cell office:value-type="float" office:value="3.34193" calcext:value-type="float">
            <text:p>3.34193</text:p>
          </table:table-cell>
          <table:table-cell table:style-name="ce1" office:value-type="string" calcext:value-type="string">
            <text:p>true</text:p>
          </table:table-cell>
          <table:table-cell table:number-columns-repeated="2"/>
          <table:table-cell table:style-name="ce3" table:formula="of:=&quot;2^&quot; &amp; LOG([.J9]; 2)" office:value-type="string" office:string-value="2^18" calcext:value-type="string">
            <text:p>2^18</text:p>
          </table:table-cell>
          <table:table-cell table:style-name="ce4" table:formula="of:=OFFSET([.$B$2]; (ROW() - 5) * 11; 0)" office:value-type="float" office:value="262144" calcext:value-type="float">
            <text:p>262144</text:p>
          </table:table-cell>
          <table:table-cell table:style-name="ce4" table:formula="of:=AVERAGE(OFFSET([.$D$5]; (ROW() - 5) * 11; 0; 5; 1))" office:value-type="float" office:value="2.293094" calcext:value-type="float">
            <text:p>2.293094</text:p>
          </table:table-cell>
          <table:table-cell table:style-name="ce4" table:formula="of:=AVERAGE(OFFSET([.$E$5]; (ROW() - 5) * 11; 0; 5; 1))" office:value-type="float" office:value="1184.514" calcext:value-type="float">
            <text:p>1184.514</text:p>
          </table:table-cell>
          <table:table-cell table:style-name="ce4" table:formula="of:=[.L9]/[.K9]" office:value-type="float" office:value="516.55710581424" calcext:value-type="float">
            <text:p>516.55710581424</text:p>
          </table:table-cell>
        </table:table-row>
        <table:table-row table:style-name="ro1">
          <table:table-cell table:number-columns-repeated="8"/>
          <table:table-cell table:style-name="ce3" table:formula="of:=&quot;2^&quot; &amp; LOG([.J10]; 2)" office:value-type="string" office:string-value="2^20" calcext:value-type="string">
            <text:p>2^20</text:p>
          </table:table-cell>
          <table:table-cell table:style-name="ce4" table:formula="of:=OFFSET([.$B$2]; (ROW() - 5) * 11; 0)" office:value-type="float" office:value="1048576" calcext:value-type="float">
            <text:p>1048576</text:p>
          </table:table-cell>
          <table:table-cell table:style-name="ce4" table:formula="of:=AVERAGE(OFFSET([.$D$5]; (ROW() - 5) * 11; 0; 5; 1))" office:value-type="float" office:value="8.041344" calcext:value-type="float">
            <text:p>8.041344</text:p>
          </table:table-cell>
          <table:table-cell table:style-name="ce4" table:formula="of:=AVERAGE(OFFSET([.$E$5]; (ROW() - 5) * 11; 0; 5; 1))" office:value-type="float" office:value="4524.654" calcext:value-type="float">
            <text:p>4524.654</text:p>
          </table:table-cell>
          <table:table-cell table:style-name="ce4" table:formula="of:=[.L10]/[.K10]" office:value-type="float" office:value="562.673851535266" calcext:value-type="float">
            <text:p>562.673851535266</text:p>
          </table:table-cell>
        </table:table-row>
        <table:table-row table:style-name="ro1">
          <table:table-cell table:number-columns-repeated="8"/>
          <table:table-cell table:style-name="ce3" table:formula="of:=&quot;2^&quot; &amp; LOG([.J11]; 2)" office:value-type="string" office:string-value="2^22" calcext:value-type="string">
            <text:p>2^22</text:p>
          </table:table-cell>
          <table:table-cell table:style-name="ce4" table:formula="of:=OFFSET([.$B$2]; (ROW() - 5) * 11; 0)" office:value-type="float" office:value="4194304" calcext:value-type="float">
            <text:p>4194304</text:p>
          </table:table-cell>
          <table:table-cell table:style-name="ce4" table:formula="of:=AVERAGE(OFFSET([.$D$5]; (ROW() - 5) * 11; 0; 5; 1))" office:value-type="float" office:value="124.9886" calcext:value-type="float">
            <text:p>124.9886</text:p>
          </table:table-cell>
          <table:table-cell table:style-name="ce4" table:formula="of:=AVERAGE(OFFSET([.$E$5]; (ROW() - 5) * 11; 0; 5; 1))" office:value-type="float" office:value="20067.04" calcext:value-type="float">
            <text:p>20067.04</text:p>
          </table:table-cell>
          <table:table-cell table:style-name="ce4" table:formula="of:=[.L11]/[.K11]" office:value-type="float" office:value="160.550962247757" calcext:value-type="float">
            <text:p>160.550962247757</text:p>
          </table:table-cell>
        </table:table-row>
        <table:table-row table:style-name="ro1">
          <table:table-cell office:value-type="string" calcext:value-type="string">
            <text:p>Array Length: 2^14 = 16384</text:p>
          </table:table-cell>
          <table:table-cell table:number-columns-repeated="7"/>
          <table:table-cell table:style-name="ce3" table:formula="of:=&quot;2^&quot; &amp; LOG([.J12]; 2)" office:value-type="string" office:string-value="2^24" calcext:value-type="string">
            <text:p>2^24</text:p>
          </table:table-cell>
          <table:table-cell table:style-name="ce4" table:formula="of:=OFFSET([.$B$2]; (ROW() - 5) * 11; 0)" office:value-type="float" office:value="16777216" calcext:value-type="float">
            <text:p>16777216</text:p>
          </table:table-cell>
          <table:table-cell table:style-name="ce4" table:formula="of:=AVERAGE(OFFSET([.$D$5]; (ROW() - 5) * 11; 0; 5; 1))" office:value-type="float" office:value="590.56" calcext:value-type="float">
            <text:p>590.56</text:p>
          </table:table-cell>
          <table:table-cell table:style-name="ce4" table:formula="of:=AVERAGE(OFFSET([.$E$5]; (ROW() - 5) * 11; 0; 5; 1))" office:value-type="float" office:value="89700.62" calcext:value-type="float">
            <text:p>89700.62</text:p>
          </table:table-cell>
          <table:table-cell table:style-name="ce4" table:formula="of:=[.L12]/[.K12]" office:value-type="float" office:value="151.890781630994" calcext:value-type="float">
            <text:p>151.890781630994</text:p>
          </table:table-cell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4096" calcext:value-type="float">
            <text:p>4096</text:p>
          </table:table-cell>
          <table:table-cell table:number-columns-repeated="6"/>
          <table:table-cell table:style-name="ce3" table:formula="of:=&quot;2^&quot; &amp; LOG([.J13]; 2)" office:value-type="string" office:string-value="2^26" calcext:value-type="string">
            <text:p>2^26</text:p>
          </table:table-cell>
          <table:table-cell table:style-name="ce4" table:formula="of:=OFFSET([.$B$2]; (ROW() - 5) * 11; 0)" office:value-type="float" office:value="67108864" calcext:value-type="float">
            <text:p>67108864</text:p>
          </table:table-cell>
          <table:table-cell table:style-name="ce4" table:formula="of:=AVERAGE(OFFSET([.$D$5]; (ROW() - 5) * 11; 0; 5; 1))" office:value-type="float" office:value="2755.934" calcext:value-type="float">
            <text:p>2755.934</text:p>
          </table:table-cell>
          <table:table-cell table:style-name="ce4" table:formula="of:=AVERAGE(OFFSET([.$E$5]; (ROW() - 5) * 11; 0; 5; 1))" office:value-type="float" office:value="410124" calcext:value-type="float">
            <text:p>410124</text:p>
          </table:table-cell>
          <table:table-cell table:style-name="ce4" table:formula="of:=[.L13]/[.K13]" office:value-type="float" office:value="148.814884536422" calcext:value-type="float">
            <text:p>148.814884536422</text:p>
          </table:table-cell>
        </table:table-row>
        <table:table-row table:style-name="ro1">
          <table:table-cell table:number-columns-repeated="8"/>
          <table:table-cell table:style-name="ce3" table:formula="of:=&quot;2^&quot; &amp; LOG([.J14]; 2)" office:value-type="string" office:string-value="2^28" calcext:value-type="string">
            <text:p>2^28</text:p>
          </table:table-cell>
          <table:table-cell table:style-name="ce4" table:formula="of:=OFFSET([.$B$2]; (ROW() - 5) * 11; 0)" office:value-type="float" office:value="268435456" calcext:value-type="float">
            <text:p>268435456</text:p>
          </table:table-cell>
          <table:table-cell table:style-name="ce4" table:formula="of:=AVERAGE(OFFSET([.$D$5]; (ROW() - 5) * 11; 0; 5; 1))" office:value-type="float" office:value="12697.36" calcext:value-type="float">
            <text:p>12697.36</text:p>
          </table:table-cell>
          <table:table-cell table:style-name="ce4" table:formula="of:=AVERAGE(OFFSET([.$E$5]; (ROW() - 5) * 11; 0; 5; 1))" office:value-type="float" office:value="1851256" calcext:value-type="float">
            <text:p>1851256</text:p>
          </table:table-cell>
          <table:table-cell table:style-name="ce4" table:formula="of:=[.L14]/[.K14]" office:value-type="float" office:value="145.798496695376" calcext:value-type="float">
            <text:p>145.798496695376</text:p>
          </table:table-cell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16384" calcext:value-type="float">
            <text:p>16384</text:p>
          </table:table-cell>
          <table:table-cell office:value-type="float" office:value="0" calcext:value-type="float">
            <text:p>0</text:p>
          </table:table-cell>
          <table:table-cell office:value-type="float" office:value="1.70474" calcext:value-type="float">
            <text:p>1.70474</text:p>
          </table:table-cell>
          <table:table-cell office:value-type="float" office:value="16.082" calcext:value-type="float">
            <text:p>16.08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16384" calcext:value-type="float">
            <text:p>16384</text:p>
          </table:table-cell>
          <table:table-cell office:value-type="float" office:value="1" calcext:value-type="float">
            <text:p>1</text:p>
          </table:table-cell>
          <table:table-cell office:value-type="float" office:value="0.174144" calcext:value-type="float">
            <text:p>0.174144</text:p>
          </table:table-cell>
          <table:table-cell office:value-type="float" office:value="13.4475" calcext:value-type="float">
            <text:p>13.447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16384" calcext:value-type="float">
            <text:p>16384</text:p>
          </table:table-cell>
          <table:table-cell office:value-type="float" office:value="2" calcext:value-type="float">
            <text:p>2</text:p>
          </table:table-cell>
          <table:table-cell office:value-type="float" office:value="0.178112" calcext:value-type="float">
            <text:p>0.178112</text:p>
          </table:table-cell>
          <table:table-cell office:value-type="float" office:value="12.075" calcext:value-type="float">
            <text:p>12.07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16384" calcext:value-type="float">
            <text:p>16384</text:p>
          </table:table-cell>
          <table:table-cell office:value-type="float" office:value="3" calcext:value-type="float">
            <text:p>3</text:p>
          </table:table-cell>
          <table:table-cell office:value-type="float" office:value="0.178176" calcext:value-type="float">
            <text:p>0.178176</text:p>
          </table:table-cell>
          <table:table-cell office:value-type="float" office:value="13.8625" calcext:value-type="float">
            <text:p>13.862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16384" calcext:value-type="float">
            <text:p>16384</text:p>
          </table:table-cell>
          <table:table-cell office:value-type="float" office:value="4" calcext:value-type="float">
            <text:p>4</text:p>
          </table:table-cell>
          <table:table-cell office:value-type="float" office:value="0.174048" calcext:value-type="float">
            <text:p>0.174048</text:p>
          </table:table-cell>
          <table:table-cell office:value-type="float" office:value="12.4185" calcext:value-type="float">
            <text:p>12.418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16 = 6553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6384" calcext:value-type="float">
            <text:p>1638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65536" calcext:value-type="float">
            <text:p>65536</text:p>
          </table:table-cell>
          <table:table-cell office:value-type="float" office:value="0" calcext:value-type="float">
            <text:p>0</text:p>
          </table:table-cell>
          <table:table-cell office:value-type="float" office:value="2.11738" calcext:value-type="float">
            <text:p>2.11738</text:p>
          </table:table-cell>
          <table:table-cell office:value-type="float" office:value="67.1228" calcext:value-type="float">
            <text:p>67.122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65536" calcext:value-type="float">
            <text:p>65536</text:p>
          </table:table-cell>
          <table:table-cell office:value-type="float" office:value="1" calcext:value-type="float">
            <text:p>1</text:p>
          </table:table-cell>
          <table:table-cell office:value-type="float" office:value="0.265024" calcext:value-type="float">
            <text:p>0.265024</text:p>
          </table:table-cell>
          <table:table-cell office:value-type="float" office:value="56.6012" calcext:value-type="float">
            <text:p>56.601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65536" calcext:value-type="float">
            <text:p>65536</text:p>
          </table:table-cell>
          <table:table-cell office:value-type="float" office:value="2" calcext:value-type="float">
            <text:p>2</text:p>
          </table:table-cell>
          <table:table-cell office:value-type="float" office:value="0.266176" calcext:value-type="float">
            <text:p>0.266176</text:p>
          </table:table-cell>
          <table:table-cell office:value-type="float" office:value="57.729" calcext:value-type="float">
            <text:p>57.72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1</text:p>
          </table:table-cell>
          <table:table-cell office:value-type="float" office:value="65536" calcext:value-type="float">
            <text:p>65536</text:p>
          </table:table-cell>
          <table:table-cell office:value-type="float" office:value="3" calcext:value-type="float">
            <text:p>3</text:p>
          </table:table-cell>
          <table:table-cell office:value-type="float" office:value="0.26448" calcext:value-type="float">
            <text:p>0.26448</text:p>
          </table:table-cell>
          <table:table-cell office:value-type="float" office:value="55.6741" calcext:value-type="float">
            <text:p>55.674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2</text:p>
          </table:table-cell>
          <table:table-cell office:value-type="float" office:value="65536" calcext:value-type="float">
            <text:p>65536</text:p>
          </table:table-cell>
          <table:table-cell office:value-type="float" office:value="4" calcext:value-type="float">
            <text:p>4</text:p>
          </table:table-cell>
          <table:table-cell office:value-type="float" office:value="0.264832" calcext:value-type="float">
            <text:p>0.264832</text:p>
          </table:table-cell>
          <table:table-cell office:value-type="float" office:value="55.3157" calcext:value-type="float">
            <text:p>55.315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18 = 26214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65536" calcext:value-type="float">
            <text:p>6553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0" calcext:value-type="float">
            <text:p>0</text:p>
          </table:table-cell>
          <table:table-cell office:value-type="float" office:value="2.11722" calcext:value-type="float">
            <text:p>2.11722</text:p>
          </table:table-cell>
          <table:table-cell office:value-type="float" office:value="310.265" calcext:value-type="float">
            <text:p>310.26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2</text:p>
          </table:table-cell>
          <table:table-cell office:value-type="float" office:value="262144" calcext:value-type="float">
            <text:p>262144</text:p>
          </table:table-cell>
          <table:table-cell office:value-type="float" office:value="1" calcext:value-type="float">
            <text:p>1</text:p>
          </table:table-cell>
          <table:table-cell office:value-type="float" office:value="0.600384" calcext:value-type="float">
            <text:p>0.600384</text:p>
          </table:table-cell>
          <table:table-cell office:value-type="float" office:value="281.497" calcext:value-type="float">
            <text:p>281.49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2" calcext:value-type="float">
            <text:p>2</text:p>
          </table:table-cell>
          <table:table-cell office:value-type="float" office:value="0.601632" calcext:value-type="float">
            <text:p>0.601632</text:p>
          </table:table-cell>
          <table:table-cell office:value-type="float" office:value="284.028" calcext:value-type="float">
            <text:p>284.02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3" calcext:value-type="float">
            <text:p>3</text:p>
          </table:table-cell>
          <table:table-cell office:value-type="float" office:value="0.603744" calcext:value-type="float">
            <text:p>0.603744</text:p>
          </table:table-cell>
          <table:table-cell office:value-type="float" office:value="332.828" calcext:value-type="float">
            <text:p>332.82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3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office:value-type="float" office:value="0.600928" calcext:value-type="float">
            <text:p>0.600928</text:p>
          </table:table-cell>
          <table:table-cell office:value-type="float" office:value="310.378" calcext:value-type="float">
            <text:p>310.37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0 = 104857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262144" calcext:value-type="float">
            <text:p>26214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5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0" calcext:value-type="float">
            <text:p>0</text:p>
          </table:table-cell>
          <table:table-cell office:value-type="float" office:value="4.03181" calcext:value-type="float">
            <text:p>4.03181</text:p>
          </table:table-cell>
          <table:table-cell office:value-type="float" office:value="1178.56" calcext:value-type="float">
            <text:p>1178.5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6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1" calcext:value-type="float">
            <text:p>1</text:p>
          </table:table-cell>
          <table:table-cell office:value-type="float" office:value="1.85254" calcext:value-type="float">
            <text:p>1.85254</text:p>
          </table:table-cell>
          <table:table-cell office:value-type="float" office:value="1168.54" calcext:value-type="float">
            <text:p>1168.5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7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2" calcext:value-type="float">
            <text:p>2</text:p>
          </table:table-cell>
          <table:table-cell office:value-type="float" office:value="1.85318" calcext:value-type="float">
            <text:p>1.85318</text:p>
          </table:table-cell>
          <table:table-cell office:value-type="float" office:value="1179.91" calcext:value-type="float">
            <text:p>1179.9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48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3" calcext:value-type="float">
            <text:p>3</text:p>
          </table:table-cell>
          <table:table-cell office:value-type="float" office:value="1.87328" calcext:value-type="float">
            <text:p>1.87328</text:p>
          </table:table-cell>
          <table:table-cell office:value-type="float" office:value="1210.12" calcext:value-type="float">
            <text:p>1210.1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50</text:p>
          </table:table-cell>
          <table:table-cell office:value-type="float" office:value="1048576" calcext:value-type="float">
            <text:p>1048576</text:p>
          </table:table-cell>
          <table:table-cell office:value-type="float" office:value="4" calcext:value-type="float">
            <text:p>4</text:p>
          </table:table-cell>
          <table:table-cell office:value-type="float" office:value="1.85466" calcext:value-type="float">
            <text:p>1.85466</text:p>
          </table:table-cell>
          <table:table-cell office:value-type="float" office:value="1185.44" calcext:value-type="float">
            <text:p>1185.4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2 = 41943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048576" calcext:value-type="float">
            <text:p>104857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54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0" calcext:value-type="float">
            <text:p>0</text:p>
          </table:table-cell>
          <table:table-cell office:value-type="float" office:value="9.44986" calcext:value-type="float">
            <text:p>9.44986</text:p>
          </table:table-cell>
          <table:table-cell office:value-type="float" office:value="4503.39" calcext:value-type="float">
            <text:p>4503.39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3:59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1" calcext:value-type="float">
            <text:p>1</text:p>
          </table:table-cell>
          <table:table-cell office:value-type="float" office:value="7.68755" calcext:value-type="float">
            <text:p>7.68755</text:p>
          </table:table-cell>
          <table:table-cell office:value-type="float" office:value="4501.27" calcext:value-type="float">
            <text:p>4501.2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4:0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2" calcext:value-type="float">
            <text:p>2</text:p>
          </table:table-cell>
          <table:table-cell office:value-type="float" office:value="7.68794" calcext:value-type="float">
            <text:p>7.68794</text:p>
          </table:table-cell>
          <table:table-cell office:value-type="float" office:value="4492.05" calcext:value-type="float">
            <text:p>4492.0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4:08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3" calcext:value-type="float">
            <text:p>3</text:p>
          </table:table-cell>
          <table:table-cell office:value-type="float" office:value="7.68294" calcext:value-type="float">
            <text:p>7.68294</text:p>
          </table:table-cell>
          <table:table-cell office:value-type="float" office:value="4588.62" calcext:value-type="float">
            <text:p>4588.6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4:13</text:p>
          </table:table-cell>
          <table:table-cell office:value-type="float" office:value="4194304" calcext:value-type="float">
            <text:p>4194304</text:p>
          </table:table-cell>
          <table:table-cell office:value-type="float" office:value="4" calcext:value-type="float">
            <text:p>4</text:p>
          </table:table-cell>
          <table:table-cell office:value-type="float" office:value="7.69843" calcext:value-type="float">
            <text:p>7.69843</text:p>
          </table:table-cell>
          <table:table-cell office:value-type="float" office:value="4537.94" calcext:value-type="float">
            <text:p>4537.9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4 = 1677721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4194304" calcext:value-type="float">
            <text:p>419430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4:34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0" calcext:value-type="float">
            <text:p>0</text:p>
          </table:table-cell>
          <table:table-cell office:value-type="float" office:value="126.785" calcext:value-type="float">
            <text:p>126.785</text:p>
          </table:table-cell>
          <table:table-cell office:value-type="float" office:value="20195.6" calcext:value-type="float">
            <text:p>20195.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4:5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1" calcext:value-type="float">
            <text:p>1</text:p>
          </table:table-cell>
          <table:table-cell office:value-type="float" office:value="124.54" calcext:value-type="float">
            <text:p>124.54</text:p>
          </table:table-cell>
          <table:table-cell office:value-type="float" office:value="20992.5" calcext:value-type="float">
            <text:p>20992.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5:1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2" calcext:value-type="float">
            <text:p>2</text:p>
          </table:table-cell>
          <table:table-cell office:value-type="float" office:value="124.61" calcext:value-type="float">
            <text:p>124.61</text:p>
          </table:table-cell>
          <table:table-cell office:value-type="float" office:value="19820" calcext:value-type="float">
            <text:p>1982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5:3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3" calcext:value-type="float">
            <text:p>3</text:p>
          </table:table-cell>
          <table:table-cell office:value-type="float" office:value="124.54" calcext:value-type="float">
            <text:p>124.54</text:p>
          </table:table-cell>
          <table:table-cell office:value-type="float" office:value="19683.8" calcext:value-type="float">
            <text:p>19683.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5:55</text:p>
          </table:table-cell>
          <table:table-cell office:value-type="float" office:value="16777216" calcext:value-type="float">
            <text:p>16777216</text:p>
          </table:table-cell>
          <table:table-cell office:value-type="float" office:value="4" calcext:value-type="float">
            <text:p>4</text:p>
          </table:table-cell>
          <table:table-cell office:value-type="float" office:value="124.468" calcext:value-type="float">
            <text:p>124.468</text:p>
          </table:table-cell>
          <table:table-cell office:value-type="float" office:value="19643.3" calcext:value-type="float">
            <text:p>19643.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6 = 6710886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16777216" calcext:value-type="float">
            <text:p>1677721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7:27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0" calcext:value-type="float">
            <text:p>0</text:p>
          </table:table-cell>
          <table:table-cell office:value-type="float" office:value="592.567" calcext:value-type="float">
            <text:p>592.567</text:p>
          </table:table-cell>
          <table:table-cell office:value-type="float" office:value="89726" calcext:value-type="float">
            <text:p>8972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18:58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1" calcext:value-type="float">
            <text:p>1</text:p>
          </table:table-cell>
          <table:table-cell office:value-type="float" office:value="590.08" calcext:value-type="float">
            <text:p>590.08</text:p>
          </table:table-cell>
          <table:table-cell office:value-type="float" office:value="89572" calcext:value-type="float">
            <text:p>89572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20:29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2" calcext:value-type="float">
            <text:p>2</text:p>
          </table:table-cell>
          <table:table-cell office:value-type="float" office:value="590.419" calcext:value-type="float">
            <text:p>590.419</text:p>
          </table:table-cell>
          <table:table-cell office:value-type="float" office:value="89582.3" calcext:value-type="float">
            <text:p>89582.3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22:00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3" calcext:value-type="float">
            <text:p>3</text:p>
          </table:table-cell>
          <table:table-cell office:value-type="float" office:value="589.437" calcext:value-type="float">
            <text:p>589.437</text:p>
          </table:table-cell>
          <table:table-cell office:value-type="float" office:value="89634.7" calcext:value-type="float">
            <text:p>89634.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23:32</text:p>
          </table:table-cell>
          <table:table-cell office:value-type="float" office:value="67108864" calcext:value-type="float">
            <text:p>67108864</text:p>
          </table:table-cell>
          <table:table-cell office:value-type="float" office:value="4" calcext:value-type="float">
            <text:p>4</text:p>
          </table:table-cell>
          <table:table-cell office:value-type="float" office:value="590.297" calcext:value-type="float">
            <text:p>590.297</text:p>
          </table:table-cell>
          <table:table-cell office:value-type="float" office:value="89988.1" calcext:value-type="float">
            <text:p>89988.1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28 = 268435456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67108864" calcext:value-type="float">
            <text:p>67108864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30:31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0" calcext:value-type="float">
            <text:p>0</text:p>
          </table:table-cell>
          <table:table-cell office:value-type="float" office:value="2757.56" calcext:value-type="float">
            <text:p>2757.56</text:p>
          </table:table-cell>
          <table:table-cell office:value-type="float" office:value="411206" calcext:value-type="float">
            <text:p>411206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37:28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1" calcext:value-type="float">
            <text:p>1</text:p>
          </table:table-cell>
          <table:table-cell office:value-type="float" office:value="2755.59" calcext:value-type="float">
            <text:p>2755.59</text:p>
          </table:table-cell>
          <table:table-cell office:value-type="float" office:value="410244" calcext:value-type="float">
            <text:p>410244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44:25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2" calcext:value-type="float">
            <text:p>2</text:p>
          </table:table-cell>
          <table:table-cell office:value-type="float" office:value="2755.63" calcext:value-type="float">
            <text:p>2755.63</text:p>
          </table:table-cell>
          <table:table-cell office:value-type="float" office:value="411038" calcext:value-type="float">
            <text:p>411038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51:21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3" calcext:value-type="float">
            <text:p>3</text:p>
          </table:table-cell>
          <table:table-cell office:value-type="float" office:value="2755.36" calcext:value-type="float">
            <text:p>2755.36</text:p>
          </table:table-cell>
          <table:table-cell office:value-type="float" office:value="409555" calcext:value-type="float">
            <text:p>409555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1:58:16</text:p>
          </table:table-cell>
          <table:table-cell office:value-type="float" office:value="268435456" calcext:value-type="float">
            <text:p>268435456</text:p>
          </table:table-cell>
          <table:table-cell office:value-type="float" office:value="4" calcext:value-type="float">
            <text:p>4</text:p>
          </table:table-cell>
          <table:table-cell office:value-type="float" office:value="2755.53" calcext:value-type="float">
            <text:p>2755.53</text:p>
          </table:table-cell>
          <table:table-cell office:value-type="float" office:value="408577" calcext:value-type="float">
            <text:p>408577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Array Length: 2^30 = 107374182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hreads:</text:p>
          </table:table-cell>
          <table:table-cell office:value-type="float" office:value="268435456" calcext:value-type="float">
            <text:p>268435456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Array Length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GPU Time (ms)</text:p>
          </table:table-cell>
          <table:table-cell office:value-type="string" calcext:value-type="string">
            <text:p>CPU Time (ms)</text:p>
          </table:table-cell>
          <table:table-cell office:value-type="string" calcext:value-type="string">
            <text:p>Is Correct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2:28:5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0" calcext:value-type="float">
            <text:p>0</text:p>
          </table:table-cell>
          <table:table-cell office:value-type="float" office:value="12671.2" calcext:value-type="float">
            <text:p>12671.2</text:p>
          </table:table-cell>
          <table:table-cell office:value-type="float" office:value="1802010" calcext:value-type="float">
            <text:p>180201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2:59:27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1" calcext:value-type="float">
            <text:p>1</text:p>
          </table:table-cell>
          <table:table-cell office:value-type="float" office:value="12723.7" calcext:value-type="float">
            <text:p>12723.7</text:p>
          </table:table-cell>
          <table:table-cell office:value-type="float" office:value="1794570" calcext:value-type="float">
            <text:p>179457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7 23:31:26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2" calcext:value-type="float">
            <text:p>2</text:p>
          </table:table-cell>
          <table:table-cell office:value-type="float" office:value="12710.6" calcext:value-type="float">
            <text:p>12710.6</text:p>
          </table:table-cell>
          <table:table-cell office:value-type="float" office:value="1888530" calcext:value-type="float">
            <text:p>188853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00:03:15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3" calcext:value-type="float">
            <text:p>3</text:p>
          </table:table-cell>
          <table:table-cell office:value-type="float" office:value="12720.5" calcext:value-type="float">
            <text:p>12720.5</text:p>
          </table:table-cell>
          <table:table-cell office:value-type="float" office:value="1874630" calcext:value-type="float">
            <text:p>187463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2024-10-18 00:35:28</text:p>
          </table:table-cell>
          <table:table-cell office:value-type="float" office:value="1073741824" calcext:value-type="float">
            <text:p>1073741824</text:p>
          </table:table-cell>
          <table:table-cell office:value-type="float" office:value="4" calcext:value-type="float">
            <text:p>4</text:p>
          </table:table-cell>
          <table:table-cell office:value-type="float" office:value="12660.8" calcext:value-type="float">
            <text:p>12660.8</text:p>
          </table:table-cell>
          <table:table-cell office:value-type="float" office:value="1896540" calcext:value-type="float">
            <text:p>1896540</text:p>
          </table:table-cell>
          <table:table-cell table:style-name="ce1" office:value-type="string" calcext:value-type="string">
            <text:p>true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0-18T00:48:08.815251952</dc:date>
    <meta:editing-duration>PT8M19S</meta:editing-duration>
    <meta:editing-cycles>1</meta:editing-cycles>
    <meta:document-statistic meta:table-count="1" meta:cell-count="445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<office:automatic-styles><number:number-style style:name="N0"><number:number number:min-integer-digits="1"/></number:number-style><style:style style:name="ch1" style:family="chart"><style:graphic-properties draw:stroke="none"/></style:style><style:style style:name="ch2" style:family="chart"><style:chart-properties chart:symbol-type="automatic" chart:include-hidden-cells="false" chart:auto-position="true" chart:auto-size="true" chart:treat-empty-cells="leave-gap" chart:right-angled-axes="true"/></style:style><style:style style:name="ch3" style:family="chart" style:data-style-name="N0"><style:chart-properties chart:display-label="true" chart:logarithmic="false" chart:reverse-direction="false" text:line-break="false" loext:try-staggering-first="false" chart:link-data-style-to-source="true" chart:axis-position="0"/><style:graphic-properties svg:stroke-color="#b3b3b3"/><style:text-properties fo:font-size="10pt" style:font-size-asian="10pt" style:font-size-complex="10pt"/></style:style><style:style style:name="ch4" style:family="chart"><style:chart-properties chart:auto-position="true" style:rotation-angle="0"/><style:text-properties fo:font-size="9pt" style:font-size-asian="9pt" style:font-size-complex="9pt"/></style:style><style:style style:name="ch5" style:family="chart"><style:chart-properties chart:auto-position="true" style:rotation-angle="90"/><style:text-properties fo:font-size="9pt" style:font-size-asian="9pt" style:font-size-complex="9pt"/></style:style><style:style style:name="ch6" style:family="chart"><style:graphic-properties svg:stroke-color="#b3b3b3"/></style:style><style:style style:name="ch7" style:family="chart" style:data-style-name="N0"><style:chart-properties chart:symbol-type="named-symbol" chart:symbol-name="square" chart:symbol-width="0.25cm" chart:symbol-height="0.25cm" chart:link-data-style-to-source="true"/><style:graphic-properties svg:stroke-width="0.08cm" svg:stroke-color="#004586" draw:fill-color="#004586"/><style:text-properties fo:font-size="10pt" style:font-size-asian="10pt" style:font-size-complex="10pt"/></style:style><style:style style:name="ch8" style:family="chart"><style:graphic-properties draw:stroke="solid" svg:stroke-color="#b3b3b3" draw:fill="none" draw:fill-color="#e6e6e6"/></style:style><style:style style:name="ch9" style:family="chart"><style:graphic-properties svg:stroke-color="#b3b3b3" draw:fill-color="#cccccc"/></style:style></office:automatic-styles><office:body><office:chart><chart:chart svg:width="16cm" svg:height="9cm" xlink:href=".." xlink:type="simple" chart:class="chart:line" chart:style-name="ch1"><chart:plot-area chart:style-name="ch2" table:cell-range-address="merged_sorting_results.I5:merged_sorting_results.I14 merged_sorting_results.M5:merged_sorting_results.M14" chart:data-source-has-labels="both" svg:x="1.331cm" svg:y="0.18cm" svg:width="14.349cm" svg:height="7.659cm"><chart:coordinate-region svg:x="2.138cm" svg:y="0.379cm" svg:width="13.183cm" svg:height="6.813cm"/><chart:axis chart:dimension="x" chart:name="primary-x"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